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T4" style:parent-style-name="Policepardéfaut" style:family="text">
      <style:text-properties style:font-name="Wingdings" style:font-name-asian="Wingdings" style:font-name-complex="Wingdings"/>
    </style:style>
    <style:style style:name="P5" style:parent-style-name="Standard" style:list-style-name="LFO1" style:family="paragraph"/>
    <style:style style:name="T6" style:parent-style-name="Policepardéfaut" style:family="text">
      <style:text-properties style:font-name="Wingdings" style:font-name-asian="Wingdings" style:font-name-complex="Wingdings"/>
    </style:style>
    <style:style style:name="P7" style:parent-style-name="Standard" style:list-style-name="LFO1" style:family="paragraph"/>
    <style:style style:name="T8" style:parent-style-name="Policepardéfaut" style:family="text">
      <style:text-properties style:font-name="Wingdings" style:font-name-asian="Wingdings" style:font-name-complex="Wingdings"/>
    </style:style>
    <style:style style:name="P9" style:parent-style-name="Standard" style:list-style-name="LFO1" style:family="paragraph"/>
    <style:style style:name="T10" style:parent-style-name="Policepardéfaut" style:family="text">
      <style:text-properties style:font-name="Wingdings" style:font-name-asian="Wingdings" style:font-name-complex="Wingdings"/>
    </style:style>
    <style:style style:name="P11" style:parent-style-name="Standard" style:list-style-name="LFO1" style:family="paragraph"/>
    <style:style style:name="T12" style:parent-style-name="Policepardéfaut" style:family="text">
      <style:text-properties style:font-name="Wingdings" style:font-name-asian="Wingdings" style:font-name-complex="Wingdings"/>
    </style:style>
    <style:style style:name="P13" style:parent-style-name="Standard" style:list-style-name="LFO1" style:family="paragraph"/>
    <style:style style:name="T14" style:parent-style-name="Policepardéfaut" style:family="text">
      <style:text-properties style:font-name="Wingdings" style:font-name-asian="Wingdings" style:font-name-complex="Wingdings"/>
    </style:style>
  </office:automatic-styles>
  <office:body>
    <office:text text:use-soft-page-breaks="true">
      <text:p text:style-name="P1">Guilbert <text:s text:c="60"/>Cas Jounet</text:p>
      <text:p text:style-name="Standard">Léonie <text:s text:c="67"/>cejm</text:p>
      <text:p text:style-name="Standard">PME1</text:p>
      <text:p text:style-name="Standard"/>
      <text:p text:style-name="Standard">dossier 1 &lt; économie</text:p>
      <text:p text:style-name="Standard"/>
      <text:p text:style-name="Standard"/>
      <text:p text:style-name="Standard">1°<text:tab/>la structure et l'évolution du marché des<text:s/>jeux vidéo progresse de 18% en france et enregistre un CA de 4,3 milliards d'euros en 2017. → grâce aux consoles qui a permis d'augmenter leurs ventes de 31% en 2016 à 784 millions d'euros.</text:p>
      <text:p text:style-name="Standard">Depuis l'évolution du marché des jeux vidéo, il y a eu un vrai pic<text:s/>de popularité pour les consoles depuis 2 ans. Puis les éditeurs en profitent donc pour innover avec de nouvelles consoles, qui pourront faire continuer de progresser ce marché.</text:p>
      <text:p text:style-name="Standard">Mais il y a un essors des jeux videos en ligne, en proposant des options supplémentaires.</text:p>
      <text:p text:style-name="Standard">Dans un premier temps nous trouvons les jeux de football puis les jeux de combat et enfin les jeux d'aventure ainsi que les jeux de simulation.</text:p>
      <text:p text:style-name="Standard"/>
      <text:p text:style-name="Standard">2°<text:s/><text:tab/>L'entreprise jounet est confronté à un problème, car si elle souhaite produire des consoles car<text:s/>elle ne maîtrise pas encor le processus industriel, ce qui donne donc à avoir recours à des intervenants externe → coût de coordination (= coût des intervenants) qui sont très couteux pour l'entreprise et vue la situation financière de l'entreprise, celle<text:s/>ci ne peut se le permettre, ce projet est donc impossible.</text:p>
      <text:p text:style-name="Standard"/>
      <text:p text:style-name="Standard">3°<text:tab/>Pour l’entreprise Jounet, il y a une solution à son problème, le recours à la sous traitance.</text:p>
      <text:p text:style-name="Standard">Cela pourrait lui permettre de donner sa production de console sans avoir de frais supplémentaires, donc à des sous-traitants. L’entreprise pourra donc se recentrer sur ses activités principales, ainsi le problème serrait résolu.</text:p>
      <text:p text:style-name="Standard"/>
      <text:p text:style-name="Standard">4°<text:tab/>Le choix de la SAS pour le projet Jounet en faisant ressortir ses avantages spécifiques sont :<text:s/></text:p>
      <text:list text:style-name="LFO1" text:continue-numbering="true">
        <text:list-item>
          <text:p text:style-name="P2">Le dirigeant peut<text:s/>souhaiter d’exercer avec un membre de sa famille ou conjoint.</text:p>
        </text:list-item>
        <text:list-item>
          <text:p text:style-name="P3"><text:span text:style-name="T4"></text:span><text:s/>Si oui, il s’agit donc d’une SARL de famille.</text:p>
        </text:list-item>
        <text:list-item>
          <text:p text:style-name="P5"><text:span text:style-name="T6"></text:span><text:s/>Si non, il peut gérer ou mettre en commun un ou plusieurs bien immobilier avec un ou plusieurs de ses associés, et donc protège ses propres biens.</text:p>
        </text:list-item>
        <text:list-item>
          <text:p text:style-name="P7"><text:span text:style-name="T8"></text:span>Si oui, il s’agit d’une société civile immobilière.</text:p>
        </text:list-item>
        <text:list-item>
          <text:p text:style-name="P9"><text:span text:style-name="T10"></text:span>Si non, il reste libre dans l’organisation de sa société et bénéficie d’une liberté de rédaction de ses statuts.</text:p>
        </text:list-item>
        <text:list-item>
          <text:p text:style-name="P11"><text:span text:style-name="T12"></text:span>Si oui, il souhaiterait rédiger un pacte d’associés donc une SAS<text:s/></text:p>
        </text:list-item>
        <text:list-item>
          <text:p text:style-name="P13"><text:span text:style-name="T14"></text:span>Si non, ces statuts seront encadré par la loi donc une SARL.</text:p>
        </text:list-item>
      </text:list>
      <text:p text:style-name="Standard">Et enfin il y a un régime social protecteur, ainsi le dirigeant reste libre dans l’organisation de sa société<text:s/></text:p>
      <text:p text:style-name="Standard"/>
      <text:p text:style-name="Standard">5°<text:tab/></text:p>
      <text:p text:style-name="Standard"/>
      <text:p text:style-name="Standard"/>
      <text:p text:style-name="Standard"/>
      <text:p text:style-name="Standard">6°<text:tab/>Les ressources sur lesquelles l’entreprise jounet pourra compter sont les ressources informatiques comme une installation d’un intranet, un téléphone mobile pour tous et une boite mail mais il faudrait une autre ressource informatique pour assurer le suivi dans chaque domaine de l’entreprise et donc elle alertera les personnes qui seront concerné au moment venu. Et en ce sens, les solutions technologiques collaboratives mis en place tel que Mind Mapping, visioconférence, réseaux sociaux d’entreprise, interface de gestion de projet … constitue des outils idéaux.</text:p>
      <text:p text:style-name="Standard"/>
      <text:soft-page-break/>
      <text:p text:style-name="Standard">7°<text:tab/>Les meilleurs sources de financement de ses activités sont<text:s/></text:p>
      <text:p text:style-name="Standard"/>
      <text:p text:style-name="Standard"/>
      <text:p text:style-name="Standard">8°<text:tab/>Le style de management qui devrait gouverner cette entreprise est un management horizontal, cela concerne les jeunes entreprises en constructions ou qui, déjà installé, n’ont pas atteint leur plein d’épanouissement économique et donc représente un terrain parfaitement adapté de cette nouvelle organisation du travail. Ce type avant-gardiste d’organisation ne peut qu’intéresser les collaborateurs qui, en conséquence, travail bien plus dans un esprit de coopération en vue de leur objectif commun. A l’inverse dans les entreprises anciennes, il faut plus d’étapes pour une prise de décision ce qui engendre des problèmes dans l’évolution et l’amélioration des processus de changement au sein de ce type d’entrepris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font-name-asian="SimSu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abien</meta:initial-creator>
    <dc:creator>BAYON Fabien</dc:creator>
    <meta:creation-date>2020-05-18T08:29:00Z</meta:creation-date>
    <dc:date>2020-05-18T08:29:00Z</dc:date>
    <meta:template xlink:href="Normal" xlink:type="simple"/>
    <meta:editing-cycles>2</meta:editing-cycles>
    <meta:editing-duration>PT60S</meta:editing-duration>
    <meta:document-statistic meta:page-count="2" meta:paragraph-count="7" meta:word-count="584" meta:character-count="3790" meta:row-count="26" meta:non-whitespace-character-count="3213"/>
  </office:meta>
</office:document-meta>
</file>